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Droid Sans Mono" svg:font-family="'Droid Sans Mono'"/>
    <style:font-face style:name="Tahoma1" svg:font-family="Tahoma"/>
    <style:font-face style:name="Titillium Web" svg:font-family="'Titillium Web', Arial, Helvetica, sans-serif"/>
    <style:font-face style:name="inherit" svg:font-family="inherit"/>
    <style:font-face style:name="Cambria" svg:font-family="Cambria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2" style:family="paragraph" style:parent-style-name="Text_20_body">
      <style:paragraph-properties fo:text-align="justify" style:justify-single-word="false"/>
      <style:text-properties fo:color="#000000" style:font-name="Times New Roman" fo:font-size="18pt" style:text-underline-style="solid" style:text-underline-width="auto" style:text-underline-color="font-color" fo:font-weight="bold" style:font-name-asian="Cambria" style:font-size-asian="18pt" style:font-weight-asian="bold" style:font-name-complex="Cambria" style:font-size-complex="18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color="#000000" style:font-name="Times New Roman" fo:font-size="12pt" style:text-underline-style="solid" style:text-underline-width="auto" style:text-underline-color="font-color" fo:font-weight="bold" style:font-name-asian="Cambria" style:font-size-asian="12pt" style:font-weight-asian="bold" style:font-name-complex="Cambria" style:font-size-complex="12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color="#000000" style:font-name="Times New Roman" fo:font-size="14pt" style:text-underline-style="solid" style:text-underline-width="auto" style:text-underline-color="font-color" fo:font-weight="bold" style:font-name-asian="Cambria" style:font-size-asian="14pt" style:font-weight-asian="bold" style:font-name-complex="Cambria" style:font-size-complex="14pt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color="#000000" style:font-name="Times New Roman" fo:font-size="14pt" style:font-size-asian="14pt" style:font-size-complex="14pt"/>
    </style:style>
    <style:style style:name="P6" style:family="paragraph" style:parent-style-name="Text_20_body">
      <style:paragraph-properties fo:text-align="justify" style:justify-single-word="false"/>
      <style:text-properties fo:color="#000000" style:font-name="Times New Roman" fo:font-size="14pt" style:font-name-asian="Cambria" style:font-size-asian="14pt" style:font-name-complex="Cambria" style:font-size-complex="14pt"/>
    </style:style>
    <style:style style:name="P7" style:family="paragraph" style:parent-style-name="Text_20_body">
      <style:paragraph-properties fo:text-align="justify" style:justify-single-word="false"/>
      <style:text-properties fo:color="#000000" style:font-name="Times New Roman" fo:font-size="14pt" style:text-underline-style="none" fo:font-weight="normal" style:font-name-asian="Cambria" style:font-size-asian="14pt" style:font-weight-asian="normal" style:font-name-complex="Cambria" style:font-size-complex="14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color="#000000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color="#000000" style:font-name="Times New Roman" fo:font-size="26pt" fo:font-weight="bold" style:font-size-asian="26pt" style:font-weight-asian="bold" style:font-size-complex="26pt" style:font-weight-complex="bold"/>
    </style:style>
    <style:style style:name="P10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#ffffff" style:font-size-asian="12pt" style:font-size-complex="12pt"/>
    </style:style>
    <style:style style:name="P11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solid" style:text-underline-width="auto" style:text-underline-color="font-color" fo:font-weight="bold" style:text-blinking="false" fo:background-color="#ffffff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fo:background-color="#ffffff" style:font-size-asian="14pt" style:font-size-complex="14pt"/>
    </style:style>
    <style:style style:name="P13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Times New Roman" fo:font-size="18pt" fo:font-style="normal" style:text-underline-style="solid" style:text-underline-width="auto" style:text-underline-color="font-color" fo:font-weight="bold" style:text-blinking="false" fo:background-color="#ffffff" style:font-size-asian="18pt" style:font-weight-asian="bold" style:font-size-complex="18pt" style:font-weight-complex="bold"/>
    </style:style>
    <style:style style:name="P14" style:family="paragraph" style:parent-style-name="Preformatted_20_Text">
      <style:paragraph-properties fo:margin-top="0cm" fo:margin-bottom="0cm" style:line-height-at-least="0.635cm" fo:text-align="justify" style:justify-single-word="false" fo:orphans="2" fo:widows="2" fo:background-color="#ffffff" fo:padding="0cm" fo:border="none" style:writing-mode="lr-tb">
        <style:background-image/>
      </style:paragraph-properties>
      <style:text-properties fo:font-variant="normal" fo:text-transform="none" fo:color="#000000" style:font-name="Times New Roman" fo:font-size="14pt" fo:letter-spacing="normal" fo:language="fr" fo:country="FR" fo:font-style="normal" fo:font-weight="normal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14pt" style:font-size-asian="14pt" style:font-size-complex="14pt"/>
    </style:style>
    <style:style style:name="P16" style:family="paragraph" style:parent-style-name="Preformatted_20_Text">
      <style:paragraph-properties fo:text-align="justify" style:justify-single-word="false"/>
      <style:text-properties fo:color="#000000" style:font-name="Times New Roman" fo:font-size="12pt" style:text-underline-style="none" fo:font-weight="normal" style:font-name-asian="Cambria" style:font-size-asian="12pt" style:font-weight-asian="normal" style:font-name-complex="Cambria" style:font-size-complex="12pt" style:font-weight-complex="normal"/>
    </style:style>
    <style:style style:name="P17" style:family="paragraph" style:parent-style-name="Preformatted_20_Text">
      <style:paragraph-properties fo:text-align="justify" style:justify-single-word="false"/>
      <style:text-properties fo:color="#000000" style:font-name="Times New Roman" fo:font-size="14pt" style:font-size-asian="14pt" style:font-size-complex="14pt"/>
    </style:style>
    <style:style style:name="P18" style:family="paragraph" style:parent-style-name="Preformatted_20_Text">
      <style:paragraph-properties fo:text-align="justify" style:justify-single-word="false"/>
      <style:text-properties fo:color="#000000" style:font-name="Times New Roman" fo:font-size="14pt" style:text-underline-style="none" fo:font-weight="normal" style:font-name-asian="Cambria" style:font-size-asian="14pt" style:font-weight-asian="normal" style:font-name-complex="Cambria" style:font-size-complex="14pt" style:font-weight-complex="normal"/>
    </style:style>
    <style:style style:name="P19" style:family="paragraph" style:parent-style-name="Preformatted_20_Text">
      <style:paragraph-properties fo:margin-left="0cm" fo:margin-right="0cm" fo:margin-top="0cm" fo:margin-bottom="0.499cm" fo:text-align="justify" style:justify-single-word="false" fo:text-indent="0cm" style:auto-text-indent="false"/>
      <style:text-properties fo:color="#000000" style:font-name="Times New Roman" fo:font-size="14pt" style:font-size-asian="14pt" style:font-size-complex="14pt"/>
    </style:style>
    <style:style style:name="P20" style:family="paragraph" style:parent-style-name="Preformatted_20_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Times New Roman" fo:font-size="14pt" style:font-size-asian="14pt" style:font-size-complex="14pt"/>
    </style:style>
    <style:style style:name="P21" style:family="paragraph" style:parent-style-name="Text_20_body" style:list-style-name="L1">
      <style:paragraph-properties fo:text-align="justify" style:justify-single-word="false"/>
      <style:text-properties fo:color="#000000" style:font-name="Times New Roman" fo:font-size="14pt" style:font-size-asian="14pt" style:font-size-complex="14pt"/>
    </style:style>
    <style:style style:name="P22" style:family="paragraph" style:parent-style-name="Text_20_body">
      <style:paragraph-properties fo:text-align="justify" style:justify-single-word="false"/>
      <style:text-properties fo:color="#000000" style:font-name="Times New Roman" fo:font-size="14pt" style:text-underline-style="solid" style:text-underline-width="auto" style:text-underline-color="font-color" fo:font-weight="bold" style:font-name-asian="Cambria" style:font-size-asian="14pt" style:font-weight-asian="bold" style:font-name-complex="Cambria" style:font-size-complex="14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color="#000000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color="#000000" style:font-name="Times New Roman" fo:font-size="18pt" style:text-underline-style="solid" style:text-underline-width="auto" style:text-underline-color="font-color" fo:font-weight="bold" style:font-name-asian="Cambria" style:font-size-asian="18pt" style:font-weight-asian="bold" style:font-name-complex="Cambria" style:font-size-complex="18pt" style:font-weight-complex="bold"/>
    </style:style>
    <style:style style:name="P25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style:font-name-asian="Cambria" style:font-size-asian="14pt" style:font-name-complex="Cambria" style:font-size-complex="14pt"/>
    </style:style>
    <style:style style:name="P26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P27" style:family="paragraph" style:parent-style-name="Preformatted_20_Text">
      <style:paragraph-properties fo:text-align="justify" style:justify-single-word="false"/>
      <style:text-properties fo:color="#000000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28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29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c0c0c0" fo:letter-spacing="normal" fo:font-style="normal"/>
    </style:style>
    <style:style style:name="T2" style:family="text">
      <style:text-properties fo:font-variant="normal" fo:text-transform="none" fo:color="#800080" fo:letter-spacing="normal" fo:font-style="normal"/>
    </style:style>
    <style:style style:name="T3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style:text-line-through-style="none" fo:letter-spacing="normal" fo:language="fr" fo:country="FR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style:font-name-asian="Cambria" style:font-name-complex="Cambria"/>
    </style:style>
    <style:style style:name="T8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9" style:family="text">
      <style:text-properties fo:font-variant="normal" fo:text-transform="none" fo:letter-spacing="normal" fo:font-style="normal" fo:font-weight="bold"/>
    </style:style>
    <style:style style:name="T10" style:family="text">
      <style:text-properties fo:font-variant="normal" fo:text-transform="none" fo:letter-spacing="normal" fo:language="fr" fo:country="FR" fo:font-style="normal" fo:font-weight="normal"/>
    </style:style>
    <style:style style:name="T11" style:family="text">
      <style:text-properties fo:font-variant="normal" fo:text-transform="none" fo:color="#808000" fo:letter-spacing="normal" fo:font-style="normal"/>
    </style:style>
    <style:style style:name="T12" style:family="text">
      <style:text-properties fo:font-variant="normal" fo:text-transform="none" fo:color="#00677c" fo:letter-spacing="normal" fo:font-style="normal" fo:font-weight="bold"/>
    </style:style>
    <style:style style:name="T13" style:family="text">
      <style:text-properties fo:color="#092e64"/>
    </style:style>
    <style:style style:name="T14" style:family="text">
      <style:text-properties fo:color="#c0c0c0"/>
    </style:style>
    <style:style style:name="T15" style:family="text">
      <style:text-properties fo:color="#808000"/>
    </style:style>
    <style:style style:name="T16" style:family="text">
      <style:text-properties fo:color="#800080"/>
    </style:style>
    <style:style style:name="T17" style:family="text">
      <style:text-properties fo:color="#00677c"/>
    </style:style>
    <style:style style:name="T18" style:family="text">
      <style:text-properties fo:color="#800000"/>
    </style:style>
    <style:style style:name="T19" style:family="text">
      <style:text-properties fo:color="#000080"/>
    </style:style>
    <style:style style:name="T20" style:family="text">
      <style:text-properties style:text-underline-style="none" fo:font-weight="normal" style:font-name-asian="Cambria" style:font-weight-asian="normal" style:font-name-complex="Cambria" style:font-weight-complex="normal"/>
    </style:style>
    <style:style style:name="T21" style:family="text">
      <style:text-properties fo:font-style="italic" fo:font-weight="bold"/>
    </style:style>
    <style:style style:name="T22" style:family="text">
      <style:text-properties fo:font-style="italic" style:font-name-asian="Cambria" style:font-name-complex="Cambria"/>
    </style:style>
    <style:style style:name="T23" style:family="text">
      <style:text-properties fo:language="fr" fo:country="FR" fo:font-style="normal" fo:font-weight="normal"/>
    </style:style>
    <style:style style:name="T24" style:family="text">
      <style:text-properties style:font-name-asian="Cambria" style:font-name-complex="Cambri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 text:c="2"/></text:p>
      <text:p text:style-name="P9">TP1</text:p>
      <text:p text:style-name="P11"/>
      <text:p text:style-name="P11"/>
      <text:p text:style-name="P13">Question 1 :</text:p>
      <text:p text:style-name="P11"/>
      <text:p text:style-name="P12">La classe MainWidget contient :</text:p>
      <text:p text:style-name="P12">*) l'initialisation et le dessin d'OpenGL. </text:p>
      <text:p text:style-name="P1">*) la gestion des événements (souris, temps...).</text:p>
      <text:p text:style-name="P5"><text:line-break/><text:bookmark text:name="docs-internal-guid-66fe9eeb-7fff-b5cb-d3ae-7918c65151a1"/><text:span text:style-name="T3">La classe GeometryEngine :</text:span></text:p>
      <text:p text:style-name="P17"><text:bookmark text:name="tw-target-text"/><text:span text:style-name="T4">*) Transfère les données ( géométrie du cube dans notre exemple ) </text:span><text:span text:style-name="T10">aux vertex buffer objects</text:span><text:span text:style-name="T23">(</text:span><text:span text:style-name="T10"> VBOs).</text:span></text:p>
      <text:p text:style-name="P14">*) Dessine les géométries à partir de VBOs.</text:p>
      <text:p text:style-name="P5"><text:line-break/>v<text:span text:style-name="T24">shader.glsl : implémenter </text:span><text:span text:style-name="T7">vertex shader</text:span><text:span text:style-name="T24"> :</text:span></text:p>
      <text:list xml:id="list29767497" text:style-name="L1">
        <text:list-item>
          <text:p text:style-name="P21"><text:span text:style-name="T24">Calculer </text:span><text:span text:style-name="T7">vertex position en utilisant model-view-projection matrix (MVP)</text:span></text:p>
        </text:list-item>
        <text:list-item>
          <text:p text:style-name="P25">Passer les coordonées de la texture au fragment shader. </text:p>
          <text:p text:style-name="P25"/>
        </text:list-item>
      </text:list>
      <text:p text:style-name="P6">fshader.glsl : implémenter fragment shader :</text:p>
      <text:p text:style-name="P6">Affecter la couleur du fragment à la texture (='v_texcoord').</text:p>
      <text:p text:style-name="P6"/>
      <text:p text:style-name="P2">Question 2:</text:p>
      <text:p text:style-name="P3"/>
      <text:p text:style-name="P7">void GeometryEngine::initCubeGeometry() : permet d'initialiser la géométrie d'un cube et de la transférer aux VBOs.</text:p>
      <text:p text:style-name="P18">void GeometryEngine::drawCubeGeometry(QOpenGLShaderProgram *program) :</text:p>
      <text:p text:style-name="P18">1. Lier les VBOs à utiliser</text:p>
      <text:p text:style-name="P18"><text:span text:style-name="T5">2. Indiquer à OpenGL comment localisation les données des vertex</text:span> (vertex position data et texture coordiante data <text:s/>sauvegardés dans VBO 0 )</text:p>
      <text:p text:style-name="P17"><text:span text:style-name="T20">3. Dessiner le cube en utilisant les indices sauvegardées dans VBO 1 (en se basant sur </text:span><text:span text:style-name="T6">triangle strip).</text:span></text:p>
      <text:p text:style-name="P18"/>
      <text:p text:style-name="P16"/>
      <text:p text:style-name="P16"/>
      <text:p text:style-name="P16"/>
      <text:p text:style-name="P16"/>
      <text:p text:style-name="P2"><text:soft-page-break/>Question 3:</text:p>
      <text:p text:style-name="P5"><text:span text:style-name="T20">Pour remplir </text:span><text:span text:style-name="T8">VertexData</text:span><text:span text:style-name="T8"> d'une surface plane (16*16 sommets), on peut procéder comme suit :</text:span></text:p>
      <text:p text:style-name="P26"/>
      <text:p text:style-name="P27"><text:span text:style-name="T5">void</text:span><text:span text:style-name="T5"> </text:span><text:span text:style-name="T5">GeometryEngine</text:span><text:span text:style-name="T5">::</text:span><text:span text:style-name="T5">initPlaneGeometry</text:span><text:span text:style-name="T5">()</text:span></text:p>
      <text:p text:style-name="P29">{VertexData *vertices=new VertexData [16*16];</text:p>
      <text:p text:style-name="P29"><text:s text:c="4"/>int index =0;</text:p>
      <text:p text:style-name="P29">for (float i=0; i&lt;16; i=i+(1/16))</text:p>
      <text:p text:style-name="P29"><text:s text:c="5"/>for (float j=0; j&lt;16; j=j+(1/16))</text:p>
      <text:p text:style-name="P29"><text:s text:c="7"/>{ VertexData v;</text:p>
      <text:p text:style-name="P29"><text:s text:c="8"/>v.position.setX(i);</text:p>
      <text:p text:style-name="P29"><text:s text:c="8"/>v.position.setY(j);</text:p>
      <text:p text:style-name="P28"><text:s text:c="8"/>v.position.setZ(rand()%1);</text:p>
      <text:p text:style-name="P29"><text:s text:c="8"/>v.texCoord.setX(i);</text:p>
      <text:p text:style-name="P29"><text:s text:c="8"/>v.texCoord.setY(j);</text:p>
      <text:p text:style-name="P29"><text:s text:c="8"/>vertices[index++] = v;</text:p>
      <text:p text:style-name="P29">}</text:p>
      <text:p text:style-name="P8"><text:span text:style-name="T5"/></text:p>
      <text:p text:style-name="P26">}</text:p>
      <text:p text:style-name="P2">Question 4 :</text:p>
      <text:p text:style-name="P4">1.</text:p>
      <text:p text:style-name="P5"><text:span text:style-name="T20">Pour réaliser un relief, on peut modifier la valeur z des sommets ( dans 'Qvector3D' de <text:s/>'VertexData vertices[]') par la fonction random: </text:span>rand()%1 par exemple.</text:p>
      <text:p text:style-name="P5"/>
      <text:p text:style-name="P4">2.</text:p>
      <text:p text:style-name="P15"><text:span text:style-name="T24">Il suffit de modifier la valeur de l'attribut 'fov' dans la méthode void MainWidget::</text:span><text:span text:style-name="T22">resizeGL</text:span><text:span text:style-name="T24">(int w, int h), <text:s/></text:span></text:p>
      <text:p text:style-name="P15">fov = 120.0; par exemple</text:p>
      <text:p text:style-name="P15"/>
      <text:p text:style-name="P15"/>
      <text:p text:style-name="P4">3.</text:p>
      <text:p text:style-name="P7">-)Déclarer des variables globales float X, Y et Z (Z= -5.0) dans mainwidget.h</text:p>
      <text:p text:style-name="P7">-) Ajouter cette méthode dans mainwidget.cpp :</text:p>
      <text:p text:style-name="P18">void MainWidget::<text:span text:style-name="T21">keyPressEvent</text:span>(QKeyEvent *event)</text:p>
      <text:p text:style-name="P20">{</text:p>
      <text:p text:style-name="P20"><text:s text:c="4"/>switch(event-&gt;key())</text:p>
      <text:p text:style-name="P20"><text:s text:c="4"/>{</text:p>
      <text:p text:style-name="P20"><text:s text:c="8"/>case Qt::Key_Left:</text:p>
      <text:p text:style-name="P20"><text:soft-page-break/><text:s text:c="12"/>X--;</text:p>
      <text:p text:style-name="P19"><text:s text:c="12"/>break;</text:p>
      <text:p text:style-name="P20"><text:s text:c="8"/>case Qt::Key_Right:</text:p>
      <text:p text:style-name="P20"><text:s text:c="12"/>X++;</text:p>
      <text:p text:style-name="P19"><text:s text:c="12"/>break;</text:p>
      <text:p text:style-name="P20"><text:s text:c="8"/>case Qt::Key_Down:</text:p>
      <text:p text:style-name="P20"><text:s text:c="12"/>Y--;</text:p>
      <text:p text:style-name="P19"><text:s text:c="12"/>break;</text:p>
      <text:p text:style-name="P20"><text:s text:c="8"/>case Qt::Key_Up:</text:p>
      <text:p text:style-name="P20"><text:s text:c="12"/>Y++;</text:p>
      <text:p text:style-name="P20"><text:s text:c="12"/>break;</text:p>
      <text:p text:style-name="P20"><text:s text:c="4"/>}</text:p>
      <text:p text:style-name="P20"><text:s text:c="4"/>update();</text:p>
      <text:p text:style-name="P20">}</text:p>
      <text:p text:style-name="P20"/>
      <text:p text:style-name="P5"><text:span text:style-name="T20">-)</text:span> Dans void MainWidget::<text:span text:style-name="T21">paintGL</text:span>() modifier la méthode 'matrix.translate()' par matrix.translate(X, Y, Z);</text:p>
      <text:p text:style-name="P7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Droid Sans Mono" svg:font-family="'Droid Sans Mono'"/>
    <style:font-face style:name="Tahoma1" svg:font-family="Tahoma"/>
    <style:font-face style:name="Titillium Web" svg:font-family="'Titillium Web', Arial, Helvetica, sans-serif"/>
    <style:font-face style:name="inherit" svg:font-family="inherit"/>
    <style:font-face style:name="Cambria" svg:font-family="Cambria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7H12M47S</meta:editing-duration>
    <meta:editing-cycles>59</meta:editing-cycles>
    <meta:generator>LibreOffice/3.3$Win32 LibreOffice_project/330m19$Build-8</meta:generator>
    <dc:date>2018-10-05T11:22:19.97</dc:date>
    <meta:document-statistic meta:table-count="0" meta:image-count="0" meta:object-count="0" meta:page-count="3" meta:paragraph-count="65" meta:word-count="318" meta:character-count="2399"/>
    <meta:user-defined meta:name="Info 1"/>
    <meta:user-defined meta:name="Info 2"/>
    <meta:user-defined meta:name="Info 3"/>
    <meta:user-defined meta:name="Info 4"/>
  </office:meta>
</office:document-meta>
</file>